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Microsoft YaHei1" svg:font-family="'Microsoft YaHe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e6e6ff" draw:textarea-horizontal-align="justify" draw:textarea-vertical-align="middle" draw:auto-grow-height="false" fo:min-height="1.782cm" fo:min-width="4.072cm"/>
    </style:style>
    <style:style style:name="gr3" style:family="graphic" style:parent-style-name="standard">
      <style:graphic-properties draw:fill-color="#ffffcc" draw:textarea-horizontal-align="justify" draw:textarea-vertical-align="middle" draw:auto-grow-height="false" fo:min-height="2.552cm" fo:min-width="3.483cm" fo:wrap-option="no-wrap"/>
    </style:style>
    <style:style style:name="gr4" style:family="graphic" style:parent-style-name="standard">
      <style:graphic-properties draw:fill-color="#ffffcc" draw:textarea-horizontal-align="justify" draw:textarea-vertical-align="middle" draw:auto-grow-height="false" fo:min-height="2.552cm" fo:min-width="3.317cm" fo:wrap-option="no-wrap"/>
    </style:style>
    <style:style style:name="gr5" style:family="graphic" style:parent-style-name="standard">
      <style:graphic-properties draw:fill-color="#ffffcc" draw:textarea-horizontal-align="justify" draw:textarea-vertical-align="middle" draw:auto-grow-height="false" fo:min-height="2.108cm" fo:min-width="3.1cm" fo:wrap-option="no-wrap"/>
    </style:style>
    <style:style style:name="gr6" style:family="graphic" style:parent-style-name="standard">
      <style:graphic-properties draw:fill-color="#ccffcc" draw:textarea-horizontal-align="justify" draw:textarea-vertical-align="middle" draw:auto-grow-height="false" fo:min-height="1.034cm" fo:min-width="5.284cm" fo:padding-top="0.051cm" fo:padding-bottom="0.051cm" fo:padding-left="0.102cm" fo:padding-right="0.102cm" fo:wrap-option="wrap"/>
    </style:style>
    <style:style style:name="gr7" style:family="graphic" style:parent-style-name="standard">
      <style:graphic-properties draw:fill-color="#ccffcc" draw:textarea-horizontal-align="justify" draw:textarea-vertical-align="middle" draw:auto-grow-height="false" fo:min-height="1.36cm" fo:min-width="3.27cm" fo:padding-top="0.051cm" fo:padding-bottom="0.051cm" fo:padding-left="0.102cm" fo:padding-right="0.102cm" fo:wrap-option="wrap"/>
    </style:style>
    <style:style style:name="gr8" style:family="graphic" style:parent-style-name="standard">
      <style:graphic-properties draw:fill-color="#ccffcc" draw:textarea-horizontal-align="justify" draw:textarea-vertical-align="middle" draw:auto-grow-height="false" fo:min-height="1.036cm" fo:min-width="3.356cm" fo:padding-top="0.051cm" fo:padding-bottom="0.051cm" fo:padding-left="0.102cm" fo:padding-right="0.102cm" fo:wrap-option="wrap"/>
    </style:style>
    <style:style style:name="gr9" style:family="graphic" style:parent-style-name="standard">
      <style:graphic-properties draw:fill-color="#ccffcc" draw:textarea-horizontal-align="justify" draw:textarea-vertical-align="middle" draw:auto-grow-height="false" fo:min-height="1.334cm" fo:min-width="3.562cm" fo:padding-top="0.051cm" fo:padding-bottom="0.051cm" fo:padding-left="0.102cm" fo:padding-right="0.102cm" fo:wrap-option="wrap"/>
    </style:style>
    <style:style style:name="gr10" style:family="graphic" style:parent-style-name="standard">
      <style:graphic-properties draw:fill-color="#ccffcc" draw:textarea-horizontal-align="justify" draw:textarea-vertical-align="middle" draw:auto-grow-height="false" fo:min-height="1.291cm" fo:min-width="5.007cm" fo:padding-top="0.051cm" fo:padding-bottom="0.051cm" fo:padding-left="0.102cm" fo:padding-right="0.102cm" fo:wrap-option="wrap"/>
    </style:style>
    <style:style style:name="gr11" style:family="graphic" style:parent-style-name="standard">
      <style:graphic-properties draw:fill-color="#e6e6ff" draw:textarea-horizontal-align="justify" draw:textarea-vertical-align="middle" draw:auto-grow-height="false" fo:min-height="2cm" fo:min-width="4.072cm"/>
    </style:style>
    <style:style style:name="gr12" style:family="graphic" style:parent-style-name="objectwithoutfill">
      <style:graphic-properties draw:marker-start="Arrow" draw:marker-start-width="0.3cm" draw:marker-end="Arrow" draw:marker-end-width="0.3cm" draw:fill="none" draw:textarea-vertical-align="middle"/>
    </style:style>
    <style:style style:name="gr13" style:family="graphic" style:parent-style-name="standard">
      <style:graphic-properties draw:fill-color="#ffd320" draw:textarea-horizontal-align="justify" draw:textarea-vertical-align="middle" draw:auto-grow-height="false" fo:min-height="2.234cm" fo:min-width="2.894cm"/>
    </style:style>
    <style:style style:name="gr14" style:family="graphic" style:parent-style-name="standard">
      <style:graphic-properties draw:fill-color="#ffd320" draw:textarea-horizontal-align="justify" draw:textarea-vertical-align="middle" draw:auto-grow-height="false" fo:min-height="1.528cm" fo:min-width="2.488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fill-color="#ccffcc" draw:textarea-horizontal-align="justify" draw:textarea-vertical-align="middle" draw:auto-grow-height="false" fo:min-height="1.034cm" fo:min-width="4.15cm" fo:padding-top="0.051cm" fo:padding-bottom="0.051cm" fo:padding-left="0.102cm" fo:padding-right="0.102cm" fo:wrap-option="wrap"/>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color="#e6e6ff"/>
      <style:paragraph-properties fo:text-align="center"/>
    </style:style>
    <style:style style:name="P4" style:family="paragraph">
      <loext:graphic-properties draw:fill-color="#ffffcc"/>
      <style:paragraph-properties fo:text-align="center"/>
    </style:style>
    <style:style style:name="P5" style:family="paragraph">
      <loext:graphic-properties draw:fill-color="#ccffcc"/>
      <style:paragraph-properties fo:text-align="center"/>
      <style:text-properties fo:font-size="16pt" style:font-size-asian="16pt" style:font-size-complex="16pt"/>
    </style:style>
    <style:style style:name="P6" style:family="paragraph">
      <loext:graphic-properties draw:fill="none"/>
      <style:paragraph-properties fo:text-align="center"/>
    </style:style>
    <style:style style:name="P7" style:family="paragraph">
      <loext:graphic-properties draw:fill-color="#ffd320"/>
      <style:paragraph-properties fo:text-align="center"/>
    </style:style>
    <style:style style:name="T1" style:family="text">
      <style:text-properties style:text-position="super 58%" style:font-name="Liberation Sans3" fo:font-size="18pt" style:font-name-asian="Liberation Sans3" style:font-size-asian="18pt" style:font-name-complex="Liberation Sans3" style:font-size-complex="18pt"/>
    </style:style>
    <style:style style:name="T2" style:family="text">
      <style:text-properties fo:font-size="16pt" style:font-size-asian="16pt" style:font-size-complex="16pt"/>
    </style:style>
    <style:style style:name="T3" style:family="text">
      <style:text-properties style:text-position="super 58%" style:font-name="Liberation Sans3" fo:font-size="16pt" style:font-name-asian="Liberation Sans3" style:font-size-asian="16pt" style:font-name-complex="Liberation Sans3"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text-style-name="P1" draw:layer="layout" svg:width="25.199cm" svg:height="12.179cm" svg:x="1.4cm" svg:y="4.914cm" presentation:class="subtitle" presentation:placeholder="true">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custom-shape draw:style-name="gr2" draw:text-style-name="P3" xml:id="id3" draw:id="id3" draw:layer="layout" svg:width="4.572cm" svg:height="2.032cm" svg:x="20.528cm" svg:y="12.314cm">
          <text:p text:style-name="P2">Basil Render</text:p>
          <draw:enhanced-geometry svg:viewBox="0 0 21600 21600" draw:type="rectangle" draw:enhanced-path="M 0 0 L 21600 0 21600 21600 0 21600 0 0 Z N"/>
        </draw:custom-shape>
        <draw:custom-shape draw:style-name="gr3" draw:text-style-name="P4" xml:id="id2" draw:id="id2" draw:layer="layout" svg:width="6.096cm" svg:height="4.318cm" svg:x="0.77cm" svg:y="1.524cm">
          <text:p text:style-name="P2">Second Life<text:span text:style-name="T1">®</text:span></text:p>
          <text:p text:style-name="P2">virtual world</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4" xml:id="id8" draw:id="id8" draw:layer="layout" svg:width="5.842cm" svg:height="4.318cm" svg:x="0.762cm" svg:y="13.716cm">
          <text:p text:style-name="P2">OpenSimulator</text:p>
          <text:p text:style-name="P2">Virtual world</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4" xml:id="id6" draw:id="id6" draw:layer="layout" svg:width="5.51cm" svg:height="3.634cm" svg:x="1.016cm" svg:y="8.128cm">
          <text:p text:style-name="P2">High Fidelity<text:span text:style-name="T1">®</text:span></text:p>
          <text:p text:style-name="P2">Virtual world</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xml:id="id7" draw:id="id7" draw:layer="layout" svg:width="7.366cm" svg:height="1.524cm" svg:x="8.83cm" svg:y="14.04cm">
          <text:p text:style-name="P2"><text:span text:style-name="T2">OpenSimulator space server (Ragu)</text:span></text:p>
          <draw:enhanced-geometry svg:viewBox="0 0 21600 21600" draw:glue-points="10800 0 0 10800 10800 21600 21600 10800" draw:text-areas="?f3 ?f3 ?f4 ?f4" draw:type="hexagon" draw:modifiers="2465.7372478268"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5" xml:id="id4" draw:id="id4" draw:layer="layout" svg:width="4.826cm" svg:height="2.032cm" svg:x="9.776cm" svg:y="7.436cm">
          <text:p text:style-name="P2"><text:span text:style-name="T2">HiFi static object space server</text:span></text:p>
          <draw:enhanced-geometry svg:viewBox="0 0 21600 21600" draw:glue-points="10800 0 0 10800 10800 21600 21600 10800" draw:text-areas="?f3 ?f3 ?f4 ?f4" draw:type="hexagon" draw:modifiers="3108.95088139654"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8" draw:text-style-name="P5" xml:id="id1" draw:id="id1" draw:layer="layout" svg:width="5.334cm" svg:height="1.778cm" svg:x="9.468cm" svg:y="2.794cm">
          <text:p text:style-name="P2"><text:span text:style-name="T2">SecondLife</text:span><text:span text:style-name="T3">®</text:span><text:span text:style-name="T2"> space server</text:span></text:p>
          <draw:enhanced-geometry svg:viewBox="0 0 21600 21600" draw:glue-points="10800 0 0 10800 10800 21600 21600 10800" draw:text-areas="?f3 ?f3 ?f4 ?f4" draw:type="hexagon" draw:modifiers="3026.9248937175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9" draw:text-style-name="P5" xml:id="id5" draw:id="id5" draw:layer="layout" svg:width="5.334cm" svg:height="2.032cm" svg:x="9.776cm" svg:y="9.976cm">
          <text:p text:style-name="P2"><text:span text:style-name="T2">HiFi avatar space server (avafi)</text:span></text:p>
          <draw:enhanced-geometry svg:viewBox="0 0 21600 21600" draw:glue-points="10800 0 0 10800 10800 21600 21600 10800" draw:text-areas="?f3 ?f3 ?f4 ?f4" draw:type="hexagon" draw:modifiers="3452.05479452055"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0" draw:text-style-name="P5" xml:id="id9" draw:id="id9" draw:layer="layout" svg:width="7.381cm" svg:height="1.973cm" svg:x="8.777cm" svg:y="15.877cm">
          <text:p text:style-name="P2"><text:span text:style-name="T2">OpenSimulator avatar space server (avaos)</text:span></text:p>
          <draw:enhanced-geometry svg:viewBox="0 0 21600 21600" draw:glue-points="10800 0 0 10800 10800 21600 21600 10800" draw:text-areas="?f3 ?f3 ?f4 ?f4" draw:type="hexagon" draw:modifiers="3452.05479452055"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1" draw:text-style-name="P3" xml:id="id12" draw:id="id12" draw:layer="layout" svg:width="4.572cm" svg:height="2.25cm" svg:x="20.436cm" svg:y="1.814cm">
          <text:p text:style-name="P2">Session manager (Pesto)</text:p>
          <draw:enhanced-geometry svg:viewBox="0 0 21600 21600" draw:type="rectangle" draw:enhanced-path="M 0 0 L 21600 0 21600 21600 0 21600 0 0 Z N"/>
        </draw:custom-shape>
        <draw:custom-shape draw:style-name="gr11" draw:text-style-name="P3" xml:id="id11" draw:id="id11" draw:layer="layout" svg:width="4.572cm" svg:height="2.25cm" svg:x="23.114cm" svg:y="5.116cm">
          <text:p text:style-name="P2">Atmospheric manager (Sunshine)</text:p>
          <draw:enhanced-geometry svg:viewBox="0 0 21600 21600" draw:type="rectangle" draw:enhanced-path="M 0 0 L 21600 0 21600 21600 0 21600 0 0 Z N"/>
        </draw:custom-shape>
        <draw:connector draw:style-name="gr12" draw:text-style-name="P6" draw:layer="layout" draw:type="line" svg:x1="9.468cm" svg:y1="3.683cm" svg:x2="6.866cm" svg:y2="3.683cm" draw:start-shape="id1" draw:start-glue-point="5" draw:end-shape="id2" draw:end-glue-point="1" svg:d="M9468 3683h-2602" svg:viewBox="0 0 2603 1">
          <text:p/>
        </draw:connector>
        <draw:connector draw:style-name="gr12" draw:text-style-name="P6" draw:layer="layout" draw:type="line" svg:x1="14.802cm" svg:y1="3.683cm" svg:x2="20.528cm" svg:y2="13.33cm" draw:start-shape="id1" draw:start-glue-point="7" draw:end-shape="id3" svg:d="M14802 3683l5726 9647" svg:viewBox="0 0 5727 9648">
          <text:p/>
        </draw:connector>
        <draw:connector draw:style-name="gr12" draw:text-style-name="P6" draw:layer="layout" draw:type="line" svg:x1="14.602cm" svg:y1="8.452cm" svg:x2="20.528cm" svg:y2="13.33cm" draw:start-shape="id4" draw:start-glue-point="7" draw:end-shape="id3" draw:end-glue-point="3" svg:d="M14602 8452l5926 4878" svg:viewBox="0 0 5927 4879">
          <text:p/>
        </draw:connector>
        <draw:connector draw:style-name="gr12" draw:text-style-name="P6" draw:layer="layout" draw:type="line" svg:x1="15.11cm" svg:y1="10.992cm" svg:x2="20.528cm" svg:y2="13.33cm" draw:start-shape="id5" draw:start-glue-point="7" draw:end-shape="id3" draw:end-glue-point="3" svg:d="M15110 10992l5418 2338" svg:viewBox="0 0 5419 2339">
          <text:p/>
        </draw:connector>
        <draw:connector draw:style-name="gr12" draw:text-style-name="P6" draw:layer="layout" draw:type="line" svg:x1="6.526cm" svg:y1="9.945cm" svg:x2="9.776cm" svg:y2="10.992cm" draw:start-shape="id6" draw:start-glue-point="1" draw:end-shape="id5" draw:end-glue-point="5" svg:d="M6526 9945l3250 1047" svg:viewBox="0 0 3251 1048">
          <text:p/>
        </draw:connector>
        <draw:connector draw:style-name="gr12" draw:text-style-name="P6" draw:layer="layout" draw:type="line" svg:x1="6.526cm" svg:y1="9.945cm" svg:x2="9.776cm" svg:y2="8.452cm" draw:start-shape="id6" draw:start-glue-point="1" draw:end-shape="id4" draw:end-glue-point="5" svg:d="M6526 9945l3250-1493" svg:viewBox="0 0 3251 1494">
          <text:p/>
        </draw:connector>
        <draw:connector draw:style-name="gr12" draw:text-style-name="P6" draw:layer="layout" draw:type="line" svg:x1="16.196cm" svg:y1="14.802cm" svg:x2="20.528cm" svg:y2="13.33cm" draw:start-shape="id7" draw:start-glue-point="7" draw:end-shape="id3" draw:end-glue-point="3" svg:d="M16196 14802l4332-1472" svg:viewBox="0 0 4333 1473">
          <text:p/>
        </draw:connector>
        <draw:connector draw:style-name="gr12" draw:text-style-name="P6" draw:layer="layout" draw:type="line" svg:x1="6.604cm" svg:y1="15.875cm" svg:x2="8.83cm" svg:y2="14.802cm" draw:start-shape="id8" draw:start-glue-point="1" draw:end-shape="id7" draw:end-glue-point="5" svg:d="M6604 15875l2226-1073" svg:viewBox="0 0 2227 1074">
          <text:p/>
        </draw:connector>
        <draw:connector draw:style-name="gr12" draw:text-style-name="P6" draw:layer="layout" draw:type="line" svg:x1="6.604cm" svg:y1="15.875cm" svg:x2="8.777cm" svg:y2="16.864cm" draw:start-shape="id8" draw:start-glue-point="1" draw:end-shape="id9" draw:end-glue-point="5" svg:d="M6604 15875l2173 989" svg:viewBox="0 0 2174 990">
          <text:p/>
        </draw:connector>
        <draw:connector draw:style-name="gr12" draw:text-style-name="P6" draw:layer="layout" draw:type="line" svg:x1="16.158cm" svg:y1="16.864cm" svg:x2="20.528cm" svg:y2="13.33cm" draw:start-shape="id9" draw:start-glue-point="7" draw:end-shape="id3" draw:end-glue-point="3" svg:d="M16158 16864l4370-3534" svg:viewBox="0 0 4371 3535">
          <text:p/>
        </draw:connector>
        <draw:connector draw:style-name="gr12" draw:text-style-name="P6" draw:layer="layout" draw:type="line" svg:x1="20.066cm" svg:y1="7.218cm" svg:x2="22.814cm" svg:y2="12.314cm" draw:start-shape="id10" draw:start-glue-point="2" draw:end-shape="id3" draw:end-glue-point="0" svg:d="M20066 7218l2748 5096" svg:viewBox="0 0 2749 5097">
          <text:p/>
        </draw:connector>
        <draw:connector draw:style-name="gr12" draw:text-style-name="P6" draw:layer="layout" draw:type="line" svg:x1="25.4cm" svg:y1="7.366cm" svg:x2="22.814cm" svg:y2="12.314cm" draw:start-shape="id11" draw:start-glue-point="2" draw:end-shape="id3" draw:end-glue-point="0" svg:d="M25400 7366l-2586 4948" svg:viewBox="0 0 2587 4949">
          <text:p/>
        </draw:connector>
        <draw:connector draw:style-name="gr12" draw:text-style-name="P6" draw:layer="layout" draw:type="line" svg:x1="22.722cm" svg:y1="4.064cm" svg:x2="22.814cm" svg:y2="12.314cm" draw:start-shape="id12" draw:start-glue-point="2" draw:end-shape="id3" draw:end-glue-point="0" svg:d="M22722 4064l92 8250" svg:viewBox="0 0 93 8251">
          <text:p/>
        </draw:connector>
        <draw:custom-shape draw:style-name="gr11" draw:text-style-name="P3" xml:id="id10" draw:id="id10" draw:layer="layout" svg:width="4.572cm" svg:height="2.25cm" svg:x="17.78cm" svg:y="4.968cm">
          <text:p text:style-name="P2">User Interface Manager (Thistle)</text:p>
          <draw:enhanced-geometry svg:viewBox="0 0 21600 21600" draw:type="rectangle" draw:enhanced-path="M 0 0 L 21600 0 21600 21600 0 21600 0 0 Z N"/>
        </draw:custom-shape>
        <draw:custom-shape draw:style-name="gr13" draw:text-style-name="P7" xml:id="id13" draw:id="id13" draw:layer="layout" svg:width="3.394cm" svg:height="2.484cm" svg:x="21.141cm" svg:y="17.422cm">
          <text:p text:style-name="P2">Display</text:p>
          <draw:enhanced-geometry svg:viewBox="0 0 21600 21600" draw:type="rectangle" draw:enhanced-path="M 0 0 L 21600 0 21600 21600 0 21600 0 0 Z N"/>
        </draw:custom-shape>
        <draw:custom-shape draw:style-name="gr14" draw:text-style-name="P7" draw:layer="layout" svg:width="2.988cm" svg:height="1.778cm" svg:x="24.384cm" svg:y="15.056cm">
          <text:p text:style-name="P2">Input devices</text:p>
          <draw:enhanced-geometry svg:viewBox="0 0 21600 21600" draw:type="rectangle" draw:enhanced-path="M 0 0 L 21600 0 21600 21600 0 21600 0 0 Z N"/>
        </draw:custom-shape>
        <draw:connector draw:style-name="gr15" draw:text-style-name="P6" draw:layer="layout" draw:type="line" svg:x1="22.814cm" svg:y1="14.346cm" svg:x2="22.838cm" svg:y2="17.422cm" draw:start-shape="id3" draw:start-glue-point="2" draw:end-shape="id13" draw:end-glue-point="0" svg:d="M22814 14346l24 3076" svg:viewBox="0 0 25 3077">
          <text:p/>
        </draw:connector>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custom-shape draw:style-name="gr16" draw:text-style-name="P5" draw:layer="layout" svg:width="5.842cm" svg:height="1.524cm" svg:x="11.431cm" svg:y="15.241cm">
          <text:p text:style-name="P2"><text:span text:style-name="T2">OpenSim space server (Ragu)</text:span></text:p>
          <draw:enhanced-geometry svg:viewBox="0 0 21600 21600" draw:glue-points="10800 0 0 10800 10800 21600 21600 10800" draw:text-areas="?f3 ?f3 ?f4 ?f4" draw:type="hexagon" draw:modifiers="2465.7372478268"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Microsoft YaHei1" svg:font-family="'Microsoft YaHe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152cm" svg:stroke-color="#000000" draw:marker-start-width="0.432cm" draw:marker-end-width="0.432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22T21:52:56.724000000</meta:creation-date>
    <dc:date>2015-12-05T17:07:04.016000000</dc:date>
    <meta:editing-duration>PT1H27M53S</meta:editing-duration>
    <meta:editing-cycles>6</meta:editing-cycles>
    <meta:generator>LibreOffice/4.4.5.2$Windows_x86 LibreOffice_project/a22f674fd25a3b6f45bdebf25400ed2adff0ff99</meta:generator>
    <meta:document-statistic meta:object-count="58"/>
  </office:meta>
</office:document-meta>
</file>